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131">
      <style:table-cell-properties fo:border-bottom="none" fo:border-left="0.06pt solid #000000" fo:border-right="none" fo:border-top="0.06pt solid #000000"/>
    </style:style>
    <style:style style:name="ce7" style:family="table-cell" style:parent-style-name="Default" style:data-style-name="N131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31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 style:data-style-name="N131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31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31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13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3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30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4" style:family="table-cell" style:parent-style-name="Default" style:data-style-name="N130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130"/>
    <style:style style:name="ce26" style:family="table-cell" style:parent-style-name="Default" style:data-style-name="N130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131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31">
      <style:table-cell-properties fo:border="none"/>
    </style:style>
    <style:style style:name="ce22" style:family="table-cell" style:parent-style-name="Default" style:data-style-name="N131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 style:data-style-name="N134"/>
    <style:style style:name="ce49" style:family="table-cell" style:parent-style-name="Default" style:data-style-name="N130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ce13"/>
        <table:table-column table:style-name="co1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default-cell-style-name="ce21"/>
        <table:table-column table:style-name="co1" table:number-columns-repeated="2" table:default-cell-style-name="ce53"/>
        <table:table-column table:style-name="co1" table:default-cell-style-name="ce13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2">
            <text:p>Individual state analysis</text:p>
          </table:table-cell>
          <table:covered-table-cell table:style-name="Default"/>
          <table:covered-table-cell/>
          <table:covered-table-cell table:style-name="Default"/>
          <table:table-cell/>
          <table:table-cell table:style-name="ce1" office:value-type="string" calcext:value-type="string" table:number-columns-spanned="5" table:number-rows-spanned="2">
            <text:p>Standard states: 0, 50, and 100</text:p>
          </table:table-cell>
          <table:covered-table-cell table:number-columns-repeated="3" table:style-name="Default"/>
          <table:covered-table-cell/>
          <table:table-cell/>
          <table:table-cell table:style-name="ce1"/>
          <table:table-cell table:number-columns-repeated="6"/>
        </table:table-row>
        <table:table-row table:style-name="ro1">
          <table:table-cell/>
          <table:covered-table-cell table:number-columns-repeated="2" table:style-name="Default"/>
          <table:covered-table-cell/>
          <table:covered-table-cell table:style-name="Default"/>
          <table:table-cell/>
          <table:covered-table-cell table:number-columns-repeated="4" table:style-name="Default"/>
          <table:covered-table-cell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e = </text:p>
          </table:table-cell>
          <table:table-cell table:style-name="ce27" office:value-type="float" office:value="2.718282" calcext:value-type="float">
            <text:p>2.718282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2"/>
          <table:table-cell table:style-name="ce28" office:value-type="string" calcext:value-type="string" table:number-columns-spanned="10" table:number-rows-spanned="2">
            <text:p>Per State Analysis JetC method</text:p>
          </table:table-cell>
          <table:covered-table-cell table:number-columns-repeated="5" table:style-name="ce9"/>
          <table:covered-table-cell table:style-name="ce10"/>
          <table:covered-table-cell table:number-columns-repeated="2" table:style-name="Default"/>
          <table:covered-table-cell/>
          <table:table-cell/>
          <table:table-cell office:value-type="string" calcext:value-type="string">
            <text:p>Time = 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covered-table-cell/>
          <table:covered-table-cell table:style-name="ce4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style-name="ce23"/>
          <table:covered-table-cell table:number-columns-repeated="2" table:style-name="Default"/>
          <table:covered-table-cell/>
          <table:table-cell table:number-columns-repeated="8"/>
        </table:table-row>
        <table:table-row table:style-name="ro1">
          <table:table-cell table:style-name="ce1" office:value-type="string" calcext:value-type="string">
            <text:p>States:</text:p>
          </table:table-cell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10"/>
          <table:table-cell/>
          <table:table-cell table:style-name="ce28" office:value-type="string" calcext:value-type="string" table:number-columns-spanned="6" table:number-rows-spanned="1">
            <text:p>R</text:p>
          </table:table-cell>
          <table:covered-table-cell table:style-name="ce10"/>
          <table:covered-table-cell table:number-columns-repeated="4" table:style-name="Default"/>
          <table:table-cell/>
          <table:table-cell table:style-name="ce28" office:value-type="float" office:value="50" calcext:value-type="float" table:number-columns-spanned="6" table:number-rows-spanned="1">
            <text:p>50</text:p>
          </table:table-cell>
          <table:covered-table-cell table:number-columns-repeated="2" table:style-name="ce9"/>
          <table:covered-table-cell table:style-name="ce10"/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5" office:value-type="string" calcext:value-type="string">
            <text:p>Repression</text:p>
          </table:table-cell>
          <table:table-cell table:style-name="ce11" office:value-type="string" calcext:value-type="string">
            <text:p>1 – e^-(sum * time)</text:p>
          </table:table-cell>
          <table:table-cell/>
          <table:table-cell table:style-name="ce15" office:value-type="string" calcext:value-type="string">
            <text:p>Repression</text:p>
          </table:table-cell>
          <table:table-cell table:style-name="ce15" office:value-type="string" calcext:value-type="string">
            <text:p>Degradation</text:p>
          </table:table-cell>
          <table:table-cell table:style-name="ce15" office:value-type="string" calcext:value-type="string">
            <text:p>Sum</text:p>
          </table:table-cell>
          <table:table-cell table:style-name="Default" office:value-type="string" calcext:value-type="string">
            <text:p>Chance R</text:p>
          </table:table-cell>
          <table:table-cell table:style-name="Default" office:value-type="string" calcext:value-type="string">
            <text:p>Chance D</text:p>
          </table:table-cell>
          <table:table-cell table:style-name="ce15" office:value-type="string" calcext:value-type="string">
            <text:p>1 – e^-(sum * time)</text:p>
          </table:table-cell>
          <table:table-cell/>
          <table:table-cell table:style-name="ce5" office:value-type="string" calcext:value-type="string">
            <text:p>Repression</text:p>
          </table:table-cell>
          <table:table-cell table:style-name="ce15" office:value-type="string" calcext:value-type="string">
            <text:p>Degradation</text:p>
          </table:table-cell>
          <table:table-cell table:style-name="ce15" office:value-type="string" calcext:value-type="string">
            <text:p>Sum</text:p>
          </table:table-cell>
          <table:table-cell office:value-type="string" calcext:value-type="string">
            <text:p>Chance R</text:p>
          </table:table-cell>
          <table:table-cell office:value-type="string" calcext:value-type="string">
            <text:p>Chance D</text:p>
          </table:table-cell>
          <table:table-cell table:style-name="ce11" office:value-type="string" calcext:value-type="string">
            <text:p>1 – e^-(sum * time)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table:formula="of:= 0.49748743718593 * (10 / [.A8])" office:value-type="float" office:value="0.331658291457287" calcext:value-type="float">
            <text:p>0.332</text:p>
          </table:table-cell>
          <table:table-cell table:style-name="ce12" table:formula="of:= 1 - [.$N$3]^(-[.B8] * [.$N$4])" office:value-type="float" office:value="0.999999999999996" calcext:value-type="float">
            <text:p>1.000</text:p>
          </table:table-cell>
          <table:table-cell/>
          <table:table-cell table:style-name="ce16" office:value-type="float" office:value="0.00485675039246468" calcext:value-type="float">
            <text:p>0.0049</text:p>
          </table:table-cell>
          <table:table-cell table:style-name="ce9" table:formula="of:=0.0075" office:value-type="float" office:value="0.0075" calcext:value-type="float">
            <text:p>0.0075</text:p>
          </table:table-cell>
          <table:table-cell table:style-name="ce20" table:formula="of:=[.E8] +[.F8]" office:value-type="float" office:value="0.0123567503924647" calcext:value-type="float">
            <text:p>0.012</text:p>
          </table:table-cell>
          <table:table-cell table:formula="of:=[.E8]/[.G8] * 100" office:value-type="float" office:value="39.3044306812768" calcext:value-type="float">
            <text:p>39.3</text:p>
          </table:table-cell>
          <table:table-cell table:formula="of:=[.F8]/[.G8] * 100" office:value-type="float" office:value="60.6955693187232" calcext:value-type="float">
            <text:p>60.7</text:p>
          </table:table-cell>
          <table:table-cell table:style-name="ce12" table:formula="of:= 1 - [.$N$3]^(-[.G8] * [.$N$4])" office:value-type="float" office:value="0.709361518926089" calcext:value-type="float">
            <text:p>0.709</text:p>
          </table:table-cell>
          <table:table-cell/>
          <table:table-cell table:style-name="ce16" table:formula="of:=0.00157897255139635 * 0.2" office:value-type="float" office:value="0.00031579451027927" calcext:value-type="float">
            <text:p>0.0003</text:p>
          </table:table-cell>
          <table:table-cell table:style-name="ce24" office:value-type="float" office:value="0.0107142857142857" calcext:value-type="float">
            <text:p>0.0107</text:p>
          </table:table-cell>
          <table:table-cell table:style-name="ce20" table:formula="of:= [.L8]+[.M8]" office:value-type="float" office:value="0.011030080224565" calcext:value-type="float">
            <text:p>0.011</text:p>
          </table:table-cell>
          <table:table-cell table:style-name="ce53" table:formula="of:=[.L8]/[.N8] * 100" office:value-type="float" office:value="2.8630300401258" calcext:value-type="float">
            <text:p>2.9</text:p>
          </table:table-cell>
          <table:table-cell table:style-name="ce53" table:formula="of:=[.M8]/[.N8] * 100" office:value-type="float" office:value="97.1369699598742" calcext:value-type="float">
            <text:p>97.1</text:p>
          </table:table-cell>
          <table:table-cell table:style-name="ce13" table:formula="of:= 1 - [.$N$3]^(-[.N8] * [.$N$4])" office:value-type="float" office:value="0.668128718664234" calcext:value-type="float">
            <text:p>0.668</text:p>
          </table:table-cell>
          <table:table-cell/>
          <table:table-cell table:formula="of:=[.P8]*[.Q8]" office:value-type="float" office:value="64.899999274217" calcext:value-type="float">
            <text:p>64.8999992742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0.49748743718593 * (10 / [.A9])" office:value-type="float" office:value="0.310929648241206" calcext:value-type="float">
            <text:p>0.311</text:p>
          </table:table-cell>
          <table:table-cell table:formula="of:= 1 - [.$N$3]^(-[.B9] * [.$N$4])" office:value-type="float" office:value="0.999999999999969" calcext:value-type="float">
            <text:p>1.000</text:p>
          </table:table-cell>
          <table:table-cell/>
          <table:table-cell office:value-type="float" office:value="0.00441243325637575" calcext:value-type="float">
            <text:p>0.0044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9] +[.F9]" office:value-type="float" office:value="0.0119124332563758" calcext:value-type="float">
            <text:p>0.012</text:p>
          </table:table-cell>
          <table:table-cell table:formula="of:=[.E9]/[.G9] * 100" office:value-type="float" office:value="37.0405706492763" calcext:value-type="float">
            <text:p>37.0</text:p>
          </table:table-cell>
          <table:table-cell table:formula="of:=[.F9]/[.G9] * 100" office:value-type="float" office:value="62.9594293507237" calcext:value-type="float">
            <text:p>63.0</text:p>
          </table:table-cell>
          <table:table-cell table:formula="of:= 1 - [.$N$3]^(-[.G9] * [.$N$4])" office:value-type="float" office:value="0.69615676982773" calcext:value-type="float">
            <text:p>0.696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10294117647059" calcext:value-type="float">
            <text:p>0.0110</text:p>
          </table:table-cell>
          <table:table-cell table:style-name="ce21" table:formula="of:= [.L9]+[.M9]" office:value-type="float" office:value="0.0113452062749852" calcext:value-type="float">
            <text:p>0.011</text:p>
          </table:table-cell>
          <table:table-cell table:style-name="ce53" table:formula="of:=[.L9]/[.N9] * 100" office:value-type="float" office:value="2.78350611372805" calcext:value-type="float">
            <text:p>2.8</text:p>
          </table:table-cell>
          <table:table-cell table:style-name="ce53" table:formula="of:=[.M9]/[.N9] * 100" office:value-type="float" office:value="97.216493886272" calcext:value-type="float">
            <text:p>97.2</text:p>
          </table:table-cell>
          <table:table-cell table:style-name="ce13" table:formula="of:= 1 - [.$N$3]^(-[.N9] * [.$N$4])" office:value-type="float" office:value="0.678423783825703" calcext:value-type="float">
            <text:p>0.678</text:p>
          </table:table-cell>
          <table:table-cell/>
          <table:table-cell table:formula="of:=[.P9]*[.Q9]" office:value-type="float" office:value="65.953981632593" calcext:value-type="float">
            <text:p>65.9539816325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0.49748743718593 * (10 / [.A10])" office:value-type="float" office:value="0.2926396689329" calcext:value-type="float">
            <text:p>0.293</text:p>
          </table:table-cell>
          <table:table-cell table:formula="of:= 1 - [.$N$3]^(-[.B10] * [.$N$4])" office:value-type="float" office:value="0.999999999999805" calcext:value-type="float">
            <text:p>1.000</text:p>
          </table:table-cell>
          <table:table-cell/>
          <table:table-cell office:value-type="float" office:value="0.00404094827586207" calcext:value-type="float">
            <text:p>0.0040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0] +[.F10]" office:value-type="float" office:value="0.0115409482758621" calcext:value-type="float">
            <text:p>0.012</text:p>
          </table:table-cell>
          <table:table-cell table:formula="of:=[.E10]/[.G10] * 100" office:value-type="float" office:value="35.0140056022409" calcext:value-type="float">
            <text:p>35.0</text:p>
          </table:table-cell>
          <table:table-cell table:formula="of:=[.F10]/[.G10] * 100" office:value-type="float" office:value="64.9859943977591" calcext:value-type="float">
            <text:p>65.0</text:p>
          </table:table-cell>
          <table:table-cell table:formula="of:= 1 - [.$N$3]^(-[.G10] * [.$N$4])" office:value-type="float" office:value="0.684657175563966" calcext:value-type="float">
            <text:p>0.685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13636363636364" calcext:value-type="float">
            <text:p>0.0114</text:p>
          </table:table-cell>
          <table:table-cell table:style-name="ce21" table:formula="of:= [.L10]+[.M10]" office:value-type="float" office:value="0.0116794308739157" calcext:value-type="float">
            <text:p>0.012</text:p>
          </table:table-cell>
          <table:table-cell table:style-name="ce53" table:formula="of:=[.L10]/[.N10] * 100" office:value-type="float" office:value="2.70385187162289" calcext:value-type="float">
            <text:p>2.7</text:p>
          </table:table-cell>
          <table:table-cell table:style-name="ce53" table:formula="of:=[.M10]/[.N10] * 100" office:value-type="float" office:value="97.2961481283771" calcext:value-type="float">
            <text:p>97.3</text:p>
          </table:table-cell>
          <table:table-cell table:style-name="ce13" table:formula="of:= 1 - [.$N$3]^(-[.N10] * [.$N$4])" office:value-type="float" office:value="0.68899402696787" calcext:value-type="float">
            <text:p>0.689</text:p>
          </table:table-cell>
          <table:table-cell/>
          <table:table-cell table:formula="of:=[.P10]*[.Q10]" office:value-type="float" office:value="67.0364649074329" calcext:value-type="float">
            <text:p>67.03646490743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0.49748743718593 * (10 / [.A11])" office:value-type="float" office:value="0.276381909547739" calcext:value-type="float">
            <text:p>0.276</text:p>
          </table:table-cell>
          <table:table-cell table:formula="of:= 1 - [.$N$3]^(-[.B11] * [.$N$4])" office:value-type="float" office:value="0.999999999999007" calcext:value-type="float">
            <text:p>1.000</text:p>
          </table:table-cell>
          <table:table-cell/>
          <table:table-cell office:value-type="float" office:value="0.00372785877816604" calcext:value-type="float">
            <text:p>0.0037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1] +[.F11]" office:value-type="float" office:value="0.011227858778166" calcext:value-type="float">
            <text:p>0.011</text:p>
          </table:table-cell>
          <table:table-cell table:formula="of:=[.E11]/[.G11] * 100" office:value-type="float" office:value="33.2018673535093" calcext:value-type="float">
            <text:p>33.2</text:p>
          </table:table-cell>
          <table:table-cell table:formula="of:=[.F11]/[.G11] * 100" office:value-type="float" office:value="66.7981326464907" calcext:value-type="float">
            <text:p>66.8</text:p>
          </table:table-cell>
          <table:table-cell table:formula="of:= 1 - [.$N$3]^(-[.G11] * [.$N$4])" office:value-type="float" office:value="0.674627939100452" calcext:value-type="float">
            <text:p>0.675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171875" calcext:value-type="float">
            <text:p>0.0117</text:p>
          </table:table-cell>
          <table:table-cell table:style-name="ce21" table:formula="of:= [.L11]+[.M11]" office:value-type="float" office:value="0.0120345445102793" calcext:value-type="float">
            <text:p>0.012</text:p>
          </table:table-cell>
          <table:table-cell table:style-name="ce53" table:formula="of:=[.L11]/[.N11] * 100" office:value-type="float" office:value="2.6240669932255" calcext:value-type="float">
            <text:p>2.6</text:p>
          </table:table-cell>
          <table:table-cell table:style-name="ce53" table:formula="of:=[.M11]/[.N11] * 100" office:value-type="float" office:value="97.3759330067745" calcext:value-type="float">
            <text:p>97.4</text:p>
          </table:table-cell>
          <table:table-cell table:style-name="ce13" table:formula="of:= 1 - [.$N$3]^(-[.N11] * [.$N$4])" office:value-type="float" office:value="0.699844476495624" calcext:value-type="float">
            <text:p>0.700</text:p>
          </table:table-cell>
          <table:table-cell/>
          <table:table-cell table:formula="of:=[.P11]*[.Q11]" office:value-type="float" office:value="68.148008858399" calcext:value-type="float">
            <text:p>68.1480088583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0.49748743718593 * (10 / [.A12])" office:value-type="float" office:value="0.261835493255753" calcext:value-type="float">
            <text:p>0.262</text:p>
          </table:table-cell>
          <table:table-cell table:formula="of:= 1 - [.$N$3]^(-[.B12] * [.$N$4])" office:value-type="float" office:value="0.999999999995748" calcext:value-type="float">
            <text:p>1.000</text:p>
          </table:table-cell>
          <table:table-cell/>
          <table:table-cell office:value-type="float" office:value="0.00346221637803206" calcext:value-type="float">
            <text:p>0.0035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2] +[.F12]" office:value-type="float" office:value="0.0109622163780321" calcext:value-type="float">
            <text:p>0.011</text:p>
          </table:table-cell>
          <table:table-cell table:formula="of:=[.E12]/[.G12] * 100" office:value-type="float" office:value="31.5831786076603" calcext:value-type="float">
            <text:p>31.6</text:p>
          </table:table-cell>
          <table:table-cell table:formula="of:=[.F12]/[.G12] * 100" office:value-type="float" office:value="68.4168213923397" calcext:value-type="float">
            <text:p>68.4</text:p>
          </table:table-cell>
          <table:table-cell table:formula="of:= 1 - [.$N$3]^(-[.G12] * [.$N$4])" office:value-type="float" office:value="0.665868852864982" calcext:value-type="float">
            <text:p>0.666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20967741935484" calcext:value-type="float">
            <text:p>0.0121</text:p>
          </table:table-cell>
          <table:table-cell table:style-name="ce21" table:formula="of:= [.L12]+[.M12]" office:value-type="float" office:value="0.0124125687038277" calcext:value-type="float">
            <text:p>0.012</text:p>
          </table:table-cell>
          <table:table-cell table:style-name="ce53" table:formula="of:=[.L12]/[.N12] * 100" office:value-type="float" office:value="2.54415115689864" calcext:value-type="float">
            <text:p>2.5</text:p>
          </table:table-cell>
          <table:table-cell table:style-name="ce53" table:formula="of:=[.M12]/[.N12] * 100" office:value-type="float" office:value="97.4558488431014" calcext:value-type="float">
            <text:p>97.5</text:p>
          </table:table-cell>
          <table:table-cell table:style-name="ce13" table:formula="of:= 1 - [.$N$3]^(-[.N12] * [.$N$4])" office:value-type="float" office:value="0.710979294675326" calcext:value-type="float">
            <text:p>0.711</text:p>
          </table:table-cell>
          <table:table-cell/>
          <table:table-cell table:formula="of:=[.P12]*[.Q12]" office:value-type="float" office:value="69.2890906724534" calcext:value-type="float">
            <text:p>69.28909067245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0.49748743718593 * (10 / [.A13])" office:value-type="float" office:value="0.248743718592965" calcext:value-type="float">
            <text:p>0.249</text:p>
          </table:table-cell>
          <table:table-cell table:formula="of:= 1 - [.$N$3]^(-[.B13] * [.$N$4])" office:value-type="float" office:value="0.999999999984253" calcext:value-type="float">
            <text:p>1.000</text:p>
          </table:table-cell>
          <table:table-cell/>
          <table:table-cell office:value-type="float" office:value="0.00323561133444455" calcext:value-type="float">
            <text:p>0.0032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3] +[.F13]" office:value-type="float" office:value="0.0107356113344446" calcext:value-type="float">
            <text:p>0.011</text:p>
          </table:table-cell>
          <table:table-cell table:formula="of:=[.E13]/[.G13] * 100" office:value-type="float" office:value="30.1390506199054" calcext:value-type="float">
            <text:p>30.1</text:p>
          </table:table-cell>
          <table:table-cell table:formula="of:=[.F13]/[.G13] * 100" office:value-type="float" office:value="69.8609493800946" calcext:value-type="float">
            <text:p>69.9</text:p>
          </table:table-cell>
          <table:table-cell table:formula="of:= 1 - [.$N$3]^(-[.G13] * [.$N$4])" office:value-type="float" office:value="0.658210832458958" calcext:value-type="float">
            <text:p>0.658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25" calcext:value-type="float">
            <text:p>0.0125</text:p>
          </table:table-cell>
          <table:table-cell table:style-name="ce21" table:formula="of:= [.L13]+[.M13]" office:value-type="float" office:value="0.0128157945102793" calcext:value-type="float">
            <text:p>0.013</text:p>
          </table:table-cell>
          <table:table-cell table:style-name="ce53" table:formula="of:=[.L13]/[.N13] * 100" office:value-type="float" office:value="2.46410403994835" calcext:value-type="float">
            <text:p>2.5</text:p>
          </table:table-cell>
          <table:table-cell table:style-name="ce53" table:formula="of:=[.M13]/[.N13] * 100" office:value-type="float" office:value="97.5358959600517" calcext:value-type="float">
            <text:p>97.5</text:p>
          </table:table-cell>
          <table:table-cell table:style-name="ce13" table:formula="of:= 1 - [.$N$3]^(-[.N13] * [.$N$4])" office:value-type="float" office:value="0.722401521675301" calcext:value-type="float">
            <text:p>0.722</text:p>
          </table:table-cell>
          <table:table-cell/>
          <table:table-cell table:formula="of:=[.P13]*[.Q13]" office:value-type="float" office:value="70.4600796595052" calcext:value-type="float">
            <text:p>70.46007965950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0.49748743718593 * (10 / [.A14])" office:value-type="float" office:value="0.236898779612348" calcext:value-type="float">
            <text:p>0.237</text:p>
          </table:table-cell>
          <table:table-cell table:formula="of:= 1 - [.$N$3]^(-[.B14] * [.$N$4])" office:value-type="float" office:value="0.999999999948523" calcext:value-type="float">
            <text:p>1.000</text:p>
          </table:table-cell>
          <table:table-cell/>
          <table:table-cell office:value-type="float" office:value="0.00304151203086981" calcext:value-type="float">
            <text:p>0.0030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4] +[.F14]" office:value-type="float" office:value="0.0105415120308698" calcext:value-type="float">
            <text:p>0.011</text:p>
          </table:table-cell>
          <table:table-cell table:formula="of:=[.E14]/[.G14] * 100" office:value-type="float" office:value="28.8527112805358" calcext:value-type="float">
            <text:p>28.9</text:p>
          </table:table-cell>
          <table:table-cell table:formula="of:=[.F14]/[.G14] * 100" office:value-type="float" office:value="71.1472887194642" calcext:value-type="float">
            <text:p>71.1</text:p>
          </table:table-cell>
          <table:table-cell table:formula="of:= 1 - [.$N$3]^(-[.G14] * [.$N$4])" office:value-type="float" office:value="0.651511925754885" calcext:value-type="float">
            <text:p>0.652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29310344827586" calcext:value-type="float">
            <text:p>0.0129</text:p>
          </table:table-cell>
          <table:table-cell table:style-name="ce21" table:formula="of:= [.L14]+[.M14]" office:value-type="float" office:value="0.0132468289930379" calcext:value-type="float">
            <text:p>0.013</text:p>
          </table:table-cell>
          <table:table-cell table:style-name="ce53" table:formula="of:=[.L14]/[.N14] * 100" office:value-type="float" office:value="2.38392531861959" calcext:value-type="float">
            <text:p>2.4</text:p>
          </table:table-cell>
          <table:table-cell table:style-name="ce53" table:formula="of:=[.M14]/[.N14] * 100" office:value-type="float" office:value="97.6160746813804" calcext:value-type="float">
            <text:p>97.6</text:p>
          </table:table-cell>
          <table:table-cell table:style-name="ce13" table:formula="of:= 1 - [.$N$3]^(-[.N14] * [.$N$4])" office:value-type="float" office:value="0.734112763469754" calcext:value-type="float">
            <text:p>0.734</text:p>
          </table:table-cell>
          <table:table-cell/>
          <table:table-cell table:formula="of:=[.P14]*[.Q14]" office:value-type="float" office:value="71.6612063434181" calcext:value-type="float">
            <text:p>71.66120634341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0.49748743718593 * (10 / [.A15])" office:value-type="float" office:value="0.226130653266332" calcext:value-type="float">
            <text:p>0.226</text:p>
          </table:table-cell>
          <table:table-cell table:formula="of:= 1 - [.$N$3]^(-[.B15] * [.$N$4])" office:value-type="float" office:value="0.999999999848898" calcext:value-type="float">
            <text:p>1.000</text:p>
          </table:table-cell>
          <table:table-cell/>
          <table:table-cell office:value-type="float" office:value="0.00287479818335985" calcext:value-type="float">
            <text:p>0.0029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5] +[.F15]" office:value-type="float" office:value="0.0103747981833599" calcext:value-type="float">
            <text:p>0.010</text:p>
          </table:table-cell>
          <table:table-cell table:formula="of:=[.E15]/[.G15] * 100" office:value-type="float" office:value="27.7094371625536" calcext:value-type="float">
            <text:p>27.7</text:p>
          </table:table-cell>
          <table:table-cell table:formula="of:=[.F15]/[.G15] * 100" office:value-type="float" office:value="72.2905628374464" calcext:value-type="float">
            <text:p>72.3</text:p>
          </table:table-cell>
          <table:table-cell table:formula="of:= 1 - [.$N$3]^(-[.G15] * [.$N$4])" office:value-type="float" office:value="0.645653447837684" calcext:value-type="float">
            <text:p>0.646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33928571428571" calcext:value-type="float">
            <text:p>0.0134</text:p>
          </table:table-cell>
          <table:table-cell table:style-name="ce21" table:formula="of:= [.L15]+[.M15]" office:value-type="float" office:value="0.0137086516531364" calcext:value-type="float">
            <text:p>0.014</text:p>
          </table:table-cell>
          <table:table-cell table:style-name="ce53" table:formula="of:=[.L15]/[.N15] * 100" office:value-type="float" office:value="2.30361466809188" calcext:value-type="float">
            <text:p>2.3</text:p>
          </table:table-cell>
          <table:table-cell table:style-name="ce53" table:formula="of:=[.M15]/[.N15] * 100" office:value-type="float" office:value="97.6963853319081" calcext:value-type="float">
            <text:p>97.7</text:p>
          </table:table-cell>
          <table:table-cell table:style-name="ce13" table:formula="of:= 1 - [.$N$3]^(-[.N15] * [.$N$4])" office:value-type="float" office:value="0.74611281186492" calcext:value-type="float">
            <text:p>0.746</text:p>
          </table:table-cell>
          <table:table-cell/>
          <table:table-cell table:formula="of:=[.P15]*[.Q15]" office:value-type="float" office:value="72.8925247690287" calcext:value-type="float">
            <text:p>72.89252476902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0.49748743718593 * (10 / [.A16])" office:value-type="float" office:value="0.216298885733013" calcext:value-type="float">
            <text:p>0.216</text:p>
          </table:table-cell>
          <table:table-cell table:formula="of:= 1 - [.$N$3]^(-[.B16] * [.$N$4])" office:value-type="float" office:value="0.999999999596115" calcext:value-type="float">
            <text:p>1.000</text:p>
          </table:table-cell>
          <table:table-cell/>
          <table:table-cell office:value-type="float" office:value="0.00273142630115216" calcext:value-type="float">
            <text:p>0.0027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6] +[.F16]" office:value-type="float" office:value="0.0102314263011522" calcext:value-type="float">
            <text:p>0.010</text:p>
          </table:table-cell>
          <table:table-cell table:formula="of:=[.E16]/[.G16] * 100" office:value-type="float" office:value="26.696437239103" calcext:value-type="float">
            <text:p>26.7</text:p>
          </table:table-cell>
          <table:table-cell table:formula="of:=[.F16]/[.G16] * 100" office:value-type="float" office:value="73.3035627608971" calcext:value-type="float">
            <text:p>73.3</text:p>
          </table:table-cell>
          <table:table-cell table:formula="of:= 1 - [.$N$3]^(-[.G16] * [.$N$4])" office:value-type="float" office:value="0.64053652077838" calcext:value-type="float">
            <text:p>0.641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38888888888889" calcext:value-type="float">
            <text:p>0.0139</text:p>
          </table:table-cell>
          <table:table-cell table:style-name="ce21" table:formula="of:= [.L16]+[.M16]" office:value-type="float" office:value="0.0142046833991682" calcext:value-type="float">
            <text:p>0.014</text:p>
          </table:table-cell>
          <table:table-cell table:style-name="ce53" table:formula="of:=[.L16]/[.N16] * 100" office:value-type="float" office:value="2.22317176247492" calcext:value-type="float">
            <text:p>2.2</text:p>
          </table:table-cell>
          <table:table-cell table:style-name="ce53" table:formula="of:=[.M16]/[.N16] * 100" office:value-type="float" office:value="97.7768282375251" calcext:value-type="float">
            <text:p>97.8</text:p>
          </table:table-cell>
          <table:table-cell table:style-name="ce13" table:formula="of:= 1 - [.$N$3]^(-[.N16] * [.$N$4])" office:value-type="float" office:value="0.758399182577867" calcext:value-type="float">
            <text:p>0.758</text:p>
          </table:table-cell>
          <table:table-cell/>
          <table:table-cell table:formula="of:=[.P16]*[.Q16]" office:value-type="float" office:value="74.1538666103956" calcext:value-type="float">
            <text:p>74.15386661039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 0.49748743718593 * (10 / [.A17])" office:value-type="float" office:value="0.207286432160804" calcext:value-type="float">
            <text:p>0.207</text:p>
          </table:table-cell>
          <table:table-cell table:formula="of:= 1 - [.$N$3]^(-[.B17] * [.$N$4])" office:value-type="float" office:value="0.999999999005364" calcext:value-type="float">
            <text:p>1.000</text:p>
          </table:table-cell>
          <table:table-cell/>
          <table:table-cell office:value-type="float" office:value="0.00260818707287644" calcext:value-type="float">
            <text:p>0.0026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7] +[.F17]" office:value-type="float" office:value="0.0101081870728764" calcext:value-type="float">
            <text:p>0.010</text:p>
          </table:table-cell>
          <table:table-cell table:formula="of:=[.E17]/[.G17] * 100" office:value-type="float" office:value="25.802718668267" calcext:value-type="float">
            <text:p>25.8</text:p>
          </table:table-cell>
          <table:table-cell table:formula="of:=[.F17]/[.G17] * 100" office:value-type="float" office:value="74.197281331733" calcext:value-type="float">
            <text:p>74.2</text:p>
          </table:table-cell>
          <table:table-cell table:formula="of:= 1 - [.$N$3]^(-[.G17] * [.$N$4])" office:value-type="float" office:value="0.636079110344203" calcext:value-type="float">
            <text:p>0.636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44230769230769" calcext:value-type="float">
            <text:p>0.0144</text:p>
          </table:table-cell>
          <table:table-cell table:style-name="ce21" table:formula="of:= [.L17]+[.M17]" office:value-type="float" office:value="0.0147388714333562" calcext:value-type="float">
            <text:p>0.015</text:p>
          </table:table-cell>
          <table:table-cell table:style-name="ce53" table:formula="of:=[.L17]/[.N17] * 100" office:value-type="float" office:value="2.1425962748042" calcext:value-type="float">
            <text:p>2.1</text:p>
          </table:table-cell>
          <table:table-cell table:style-name="ce53" table:formula="of:=[.M17]/[.N17] * 100" office:value-type="float" office:value="97.8574037251958" calcext:value-type="float">
            <text:p>97.9</text:p>
          </table:table-cell>
          <table:table-cell table:style-name="ce13" table:formula="of:= 1 - [.$N$3]^(-[.N17] * [.$N$4])" office:value-type="float" office:value="0.770966554608439" calcext:value-type="float">
            <text:p>0.771</text:p>
          </table:table-cell>
          <table:table-cell/>
          <table:table-cell table:formula="of:=[.P17]*[.Q17]" office:value-type="float" office:value="75.4447853929412" calcext:value-type="float">
            <text:p>75.44478539294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0.49748743718593 * (10 / [.A18])" office:value-type="float" office:value="0.198994974874372" calcext:value-type="float">
            <text:p>0.199</text:p>
          </table:table-cell>
          <table:table-cell table:formula="of:= 1 - [.$N$3]^(-[.B18] * [.$N$4])" office:value-type="float" office:value="0.999999997720931" calcext:value-type="float">
            <text:p>1.000</text:p>
          </table:table-cell>
          <table:table-cell/>
          <table:table-cell office:value-type="float" office:value="0.00250252780586451" calcext:value-type="float">
            <text:p>0.0025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8] +[.F18]" office:value-type="float" office:value="0.0100025278058645" calcext:value-type="float">
            <text:p>0.010</text:p>
          </table:table-cell>
          <table:table-cell table:formula="of:=[.E18]/[.G18] * 100" office:value-type="float" office:value="25.0189537528431" calcext:value-type="float">
            <text:p>25.0</text:p>
          </table:table-cell>
          <table:table-cell table:formula="of:=[.F18]/[.G18] * 100" office:value-type="float" office:value="74.9810462471569" calcext:value-type="float">
            <text:p>75.0</text:p>
          </table:table-cell>
          <table:table-cell table:formula="of:= 1 - [.$N$3]^(-[.G18] * [.$N$4])" office:value-type="float" office:value="0.632213563072587" calcext:value-type="float">
            <text:p>0.632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5" calcext:value-type="float">
            <text:p>0.0150</text:p>
          </table:table-cell>
          <table:table-cell table:style-name="ce21" table:formula="of:= [.L18]+[.M18]" office:value-type="float" office:value="0.0153157945102793" calcext:value-type="float">
            <text:p>0.015</text:p>
          </table:table-cell>
          <table:table-cell table:style-name="ce53" table:formula="of:=[.L18]/[.N18] * 100" office:value-type="float" office:value="2.0618878770365" calcext:value-type="float">
            <text:p>2.1</text:p>
          </table:table-cell>
          <table:table-cell table:style-name="ce53" table:formula="of:=[.M18]/[.N18] * 100" office:value-type="float" office:value="97.9381121229635" calcext:value-type="float">
            <text:p>97.9</text:p>
          </table:table-cell>
          <table:table-cell table:style-name="ce13" table:formula="of:= 1 - [.$N$3]^(-[.N18] * [.$N$4])" office:value-type="float" office:value="0.783806091112098" calcext:value-type="float">
            <text:p>0.784</text:p>
          </table:table-cell>
          <table:table-cell/>
          <table:table-cell table:formula="of:=[.P18]*[.Q18]" office:value-type="float" office:value="76.7644888339984" calcext:value-type="float">
            <text:p>76.76448883399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0.49748743718593 * (10 / [.A19])" office:value-type="float" office:value="0.191341321994588" calcext:value-type="float">
            <text:p>0.191</text:p>
          </table:table-cell>
          <table:table-cell table:formula="of:= 1 - [.$N$3]^(-[.B19] * [.$N$4])" office:value-type="float" office:value="0.999999995100504" calcext:value-type="float">
            <text:p>1.000</text:p>
          </table:table-cell>
          <table:table-cell/>
          <table:table-cell office:value-type="float" office:value="0.00241242177905141" calcext:value-type="float">
            <text:p>0.0024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19] +[.F19]" office:value-type="float" office:value="0.00991242177905141" calcext:value-type="float">
            <text:p>0.010</text:p>
          </table:table-cell>
          <table:table-cell table:formula="of:=[.E19]/[.G19] * 100" office:value-type="float" office:value="24.3373600601797" calcext:value-type="float">
            <text:p>24.3</text:p>
          </table:table-cell>
          <table:table-cell table:formula="of:=[.F19]/[.G19] * 100" office:value-type="float" office:value="75.6626399398203" calcext:value-type="float">
            <text:p>75.7</text:p>
          </table:table-cell>
          <table:table-cell table:formula="of:= 1 - [.$N$3]^(-[.G19] * [.$N$4])" office:value-type="float" office:value="0.628884609994394" calcext:value-type="float">
            <text:p>0.629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5625" calcext:value-type="float">
            <text:p>0.0156</text:p>
          </table:table-cell>
          <table:table-cell table:style-name="ce21" table:formula="of:= [.L19]+[.M19]" office:value-type="float" office:value="0.0159407945102793" calcext:value-type="float">
            <text:p>0.016</text:p>
          </table:table-cell>
          <table:table-cell table:style-name="ce53" table:formula="of:=[.L19]/[.N19] * 100" office:value-type="float" office:value="1.98104624004552" calcext:value-type="float">
            <text:p>2.0</text:p>
          </table:table-cell>
          <table:table-cell table:style-name="ce53" table:formula="of:=[.M19]/[.N19] * 100" office:value-type="float" office:value="98.0189537599545" calcext:value-type="float">
            <text:p>98.0</text:p>
          </table:table-cell>
          <table:table-cell table:style-name="ce13" table:formula="of:= 1 - [.$N$3]^(-[.N19] * [.$N$4])" office:value-type="float" office:value="0.796904618691037" calcext:value-type="float">
            <text:p>0.797</text:p>
          </table:table-cell>
          <table:table-cell/>
          <table:table-cell table:formula="of:=[.P19]*[.Q19]" office:value-type="float" office:value="78.111756970571" calcext:value-type="float">
            <text:p>78.1117569705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0.49748743718593 * (10 / [.A20])" office:value-type="float" office:value="0.184254606365159" calcext:value-type="float">
            <text:p>0.184</text:p>
          </table:table-cell>
          <table:table-cell table:formula="of:= 1 - [.$N$3]^(-[.B20] * [.$N$4])" office:value-type="float" office:value="0.999999990047697" calcext:value-type="float">
            <text:p>1.000</text:p>
          </table:table-cell>
          <table:table-cell/>
          <table:table-cell office:value-type="float" office:value="0.00233627215918745" calcext:value-type="float">
            <text:p>0.0023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20] +[.F20]" office:value-type="float" office:value="0.00983627215918745" calcext:value-type="float">
            <text:p>0.010</text:p>
          </table:table-cell>
          <table:table-cell table:formula="of:=[.E20]/[.G20] * 100" office:value-type="float" office:value="23.751601433733" calcext:value-type="float">
            <text:p>23.8</text:p>
          </table:table-cell>
          <table:table-cell table:formula="of:=[.F20]/[.G20] * 100" office:value-type="float" office:value="76.248398566267" calcext:value-type="float">
            <text:p>76.2</text:p>
          </table:table-cell>
          <table:table-cell table:formula="of:= 1 - [.$N$3]^(-[.G20] * [.$N$4])" office:value-type="float" office:value="0.626047792808749" calcext:value-type="float">
            <text:p>0.626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6304347826087" calcext:value-type="float">
            <text:p>0.0163</text:p>
          </table:table-cell>
          <table:table-cell table:style-name="ce21" table:formula="of:= [.L20]+[.M20]" office:value-type="float" office:value="0.0166201423363663" calcext:value-type="float">
            <text:p>0.017</text:p>
          </table:table-cell>
          <table:table-cell table:style-name="ce53" table:formula="of:=[.L20]/[.N20] * 100" office:value-type="float" office:value="1.90007103361735" calcext:value-type="float">
            <text:p>1.9</text:p>
          </table:table-cell>
          <table:table-cell table:style-name="ce53" table:formula="of:=[.M20]/[.N20] * 100" office:value-type="float" office:value="98.0999289663827" calcext:value-type="float">
            <text:p>98.1</text:p>
          </table:table-cell>
          <table:table-cell table:style-name="ce13" table:formula="of:= 1 - [.$N$3]^(-[.N20] * [.$N$4])" office:value-type="float" office:value="0.810243638679068" calcext:value-type="float">
            <text:p>0.810</text:p>
          </table:table-cell>
          <table:table-cell/>
          <table:table-cell table:formula="of:=[.P20]*[.Q20]" office:value-type="float" office:value="79.48484339988" calcext:value-type="float">
            <text:p>79.484843399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0.49748743718593 * (10 / [.A21])" office:value-type="float" office:value="0.177674084709261" calcext:value-type="float">
            <text:p>0.178</text:p>
          </table:table-cell>
          <table:table-cell table:formula="of:= 1 - [.$N$3]^(-[.B21] * [.$N$4])" office:value-type="float" office:value="0.999999980781829" calcext:value-type="float">
            <text:p>1.000</text:p>
          </table:table-cell>
          <table:table-cell/>
          <table:table-cell office:value-type="float" office:value="0.00227284206273044" calcext:value-type="float">
            <text:p>0.0023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21] +[.F21]" office:value-type="float" office:value="0.00977284206273044" calcext:value-type="float">
            <text:p>0.010</text:p>
          </table:table-cell>
          <table:table-cell table:formula="of:=[.E21]/[.G21] * 100" office:value-type="float" office:value="23.256715376565" calcext:value-type="float">
            <text:p>23.3</text:p>
          </table:table-cell>
          <table:table-cell table:formula="of:=[.F21]/[.G21] * 100" office:value-type="float" office:value="76.743284623435" calcext:value-type="float">
            <text:p>76.7</text:p>
          </table:table-cell>
          <table:table-cell table:formula="of:= 1 - [.$N$3]^(-[.G21] * [.$N$4])" office:value-type="float" office:value="0.623668271516173" calcext:value-type="float">
            <text:p>0.624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70454545454545" calcext:value-type="float">
            <text:p>0.0170</text:p>
          </table:table-cell>
          <table:table-cell table:style-name="ce21" table:formula="of:= [.L21]+[.M21]" office:value-type="float" office:value="0.0173612490557338" calcext:value-type="float">
            <text:p>0.017</text:p>
          </table:table-cell>
          <table:table-cell table:style-name="ce53" table:formula="of:=[.L21]/[.N21] * 100" office:value-type="float" office:value="1.81896192644604" calcext:value-type="float">
            <text:p>1.8</text:p>
          </table:table-cell>
          <table:table-cell table:style-name="ce53" table:formula="of:=[.M21]/[.N21] * 100" office:value-type="float" office:value="98.181038073554" calcext:value-type="float">
            <text:p>98.2</text:p>
          </table:table-cell>
          <table:table-cell table:style-name="ce13" table:formula="of:= 1 - [.$N$3]^(-[.N21] * [.$N$4])" office:value-type="float" office:value="0.82379814101921" calcext:value-type="float">
            <text:p>0.824</text:p>
          </table:table-cell>
          <table:table-cell/>
          <table:table-cell table:formula="of:=[.P21]*[.Q21]" office:value-type="float" office:value="80.8813566483301" calcext:value-type="float">
            <text:p>80.88135664833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0.49748743718593 * (10 / [.A22])" office:value-type="float" office:value="0.171547392133079" calcext:value-type="float">
            <text:p>0.172</text:p>
          </table:table-cell>
          <table:table-cell table:formula="of:= 1 - [.$N$3]^(-[.B22] * [.$N$4])" office:value-type="float" office:value="0.999999964535736" calcext:value-type="float">
            <text:p>1.000</text:p>
          </table:table-cell>
          <table:table-cell/>
          <table:table-cell office:value-type="float" office:value="0.00222120510473319" calcext:value-type="float">
            <text:p>0.0022</text:p>
          </table:table-cell>
          <table:table-cell table:formula="of:=0.0075" office:value-type="float" office:value="0.0075" calcext:value-type="float">
            <text:p>0.0075</text:p>
          </table:table-cell>
          <table:table-cell table:formula="of:=[.E22] +[.F22]" office:value-type="float" office:value="0.00972120510473319" calcext:value-type="float">
            <text:p>0.010</text:p>
          </table:table-cell>
          <table:table-cell table:formula="of:=[.E22]/[.G22] * 100" office:value-type="float" office:value="22.8490714968219" calcext:value-type="float">
            <text:p>22.8</text:p>
          </table:table-cell>
          <table:table-cell table:formula="of:=[.F22]/[.G22] * 100" office:value-type="float" office:value="77.1509285031781" calcext:value-type="float">
            <text:p>77.2</text:p>
          </table:table-cell>
          <table:table-cell table:formula="of:= 1 - [.$N$3]^(-[.G22] * [.$N$4])" office:value-type="float" office:value="0.621719982971918" calcext:value-type="float">
            <text:p>0.622</text:p>
          </table:table-cell>
          <table:table-cell/>
          <table:table-cell table:style-name="ce17" table:formula="of:=0.00157897255139635 * 0.2" office:value-type="float" office:value="0.00031579451027927" calcext:value-type="float">
            <text:p>0.0003</text:p>
          </table:table-cell>
          <table:table-cell table:style-name="ce25" office:value-type="float" office:value="0.0178571428571429" calcext:value-type="float">
            <text:p>0.0179</text:p>
          </table:table-cell>
          <table:table-cell table:style-name="ce21" table:formula="of:= [.L22]+[.M22]" office:value-type="float" office:value="0.0181729373674222" calcext:value-type="float">
            <text:p>0.018</text:p>
          </table:table-cell>
          <table:table-cell table:style-name="ce53" table:formula="of:=[.L22]/[.N22] * 100" office:value-type="float" office:value="1.73771858612896" calcext:value-type="float">
            <text:p>1.7</text:p>
          </table:table-cell>
          <table:table-cell table:style-name="ce53" table:formula="of:=[.M22]/[.N22] * 100" office:value-type="float" office:value="98.262281413871" calcext:value-type="float">
            <text:p>98.3</text:p>
          </table:table-cell>
          <table:table-cell table:style-name="ce13" table:formula="of:= 1 - [.$N$3]^(-[.N22] * [.$N$4])" office:value-type="float" office:value="0.83753518949886" calcext:value-type="float">
            <text:p>0.838</text:p>
          </table:table-cell>
          <table:table-cell/>
          <table:table-cell table:formula="of:=[.P22]*[.Q22]" office:value-type="float" office:value="82.2981184845568" calcext:value-type="float">
            <text:p>82.29811848455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table:formula="of:= 0.49748743718593 * (10 / [.A23])" office:value-type="float" office:value="0.165829145728643" calcext:value-type="float">
            <text:p>0.166</text:p>
          </table:table-cell>
          <table:table-cell table:style-name="ce14" table:formula="of:= 1 - [.$N$3]^(-[.B23] * [.$N$4])" office:value-type="float" office:value="0.99999993717518" calcext:value-type="float">
            <text:p>1.000</text:p>
          </table:table-cell>
          <table:table-cell/>
          <table:table-cell table:style-name="ce18" office:value-type="float" office:value="0.00218071280673157" calcext:value-type="float">
            <text:p>0.0022</text:p>
          </table:table-cell>
          <table:table-cell table:style-name="ce15" table:formula="of:=0.0075" office:value-type="float" office:value="0.0075" calcext:value-type="float">
            <text:p>0.0075</text:p>
          </table:table-cell>
          <table:table-cell table:style-name="ce22" table:formula="of:=[.E23] +[.F23]" office:value-type="float" office:value="0.00968071280673157" calcext:value-type="float">
            <text:p>0.010</text:p>
          </table:table-cell>
          <table:table-cell table:formula="of:=[.E23]/[.G23] * 100" office:value-type="float" office:value="22.5263660875797" calcext:value-type="float">
            <text:p>22.5</text:p>
          </table:table-cell>
          <table:table-cell table:formula="of:=[.F23]/[.G23] * 100" office:value-type="float" office:value="77.4736339124203" calcext:value-type="float">
            <text:p>77.5</text:p>
          </table:table-cell>
          <table:table-cell table:style-name="ce14" table:formula="of:= 1 - [.$N$3]^(-[.G23] * [.$N$4])" office:value-type="float" office:value="0.620185134777927" calcext:value-type="float">
            <text:p>0.620</text:p>
          </table:table-cell>
          <table:table-cell/>
          <table:table-cell table:style-name="ce18" table:formula="of:=0.00157897255139635 * 0.2" office:value-type="float" office:value="0.00031579451027927" calcext:value-type="float">
            <text:p>0.0003</text:p>
          </table:table-cell>
          <table:table-cell table:style-name="ce26" office:value-type="float" office:value="0.01875" calcext:value-type="float">
            <text:p>0.0188</text:p>
          </table:table-cell>
          <table:table-cell table:style-name="ce22" table:formula="of:= [.L23]+[.M23]" office:value-type="float" office:value="0.0190657945102793" calcext:value-type="float">
            <text:p>0.019</text:p>
          </table:table-cell>
          <table:table-cell table:style-name="ce53" table:formula="of:=[.L23]/[.N23] * 100" office:value-type="float" office:value="1.65634067916241" calcext:value-type="float">
            <text:p>1.7</text:p>
          </table:table-cell>
          <table:table-cell table:style-name="ce53" table:formula="of:=[.M23]/[.N23] * 100" office:value-type="float" office:value="98.3436593208376" calcext:value-type="float">
            <text:p>98.3</text:p>
          </table:table-cell>
          <table:table-cell table:style-name="ce14" table:formula="of:= 1 - [.$N$3]^(-[.N23] * [.$N$4])" office:value-type="float" office:value="0.851412247797747" calcext:value-type="float">
            <text:p>0.851</text:p>
          </table:table-cell>
          <table:table-cell/>
          <table:table-cell table:formula="of:=[.P23]*[.Q23]" office:value-type="float" office:value="83.7309960390101" calcext:value-type="float">
            <text:p>83.7309960390101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1" table:number-columns-spanned="1" table:number-rows-spanned="2"/>
          <table:table-cell table:style-name="ce28" office:value-type="string" calcext:value-type="string" table:number-columns-spanned="10" table:number-rows-spanned="2">
            <text:p>Per State Analysis Ceska Method</text:p>
          </table:table-cell>
          <table:covered-table-cell table:number-columns-repeated="5" table:style-name="ce9"/>
          <table:covered-table-cell table:style-name="ce10"/>
          <table:covered-table-cell table:number-columns-repeated="2" table:style-name="Default"/>
          <table:covered-table-cell/>
          <table:table-cell table:number-columns-repeated="8"/>
        </table:table-row>
        <table:table-row table:style-name="ro1">
          <table:covered-table-cell/>
          <table:covered-table-cell table:style-name="ce4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style-name="ce23"/>
          <table:covered-table-cell table:number-columns-repeated="2" table:style-name="Default"/>
          <table:covered-table-cell/>
          <table:table-cell table:number-columns-repeated="8"/>
        </table:table-row>
        <table:table-row table:style-name="ro1">
          <table:table-cell table:style-name="ce1" office:value-type="string" calcext:value-type="string">
            <text:p>States:</text:p>
          </table:table-cell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10"/>
          <table:table-cell table:style-name="ce28" office:value-type="string" calcext:value-type="string" table:number-columns-spanned="4" table:number-rows-spanned="1">
            <text:p>R</text:p>
          </table:table-cell>
          <table:covered-table-cell table:style-name="ce19"/>
          <table:covered-table-cell table:style-name="ce10"/>
          <table:covered-table-cell table:style-name="Default"/>
          <table:table-cell table:style-name="ce28" office:value-type="float" office:value="50" calcext:value-type="float" table:number-columns-spanned="4" table:number-rows-spanned="1">
            <text:p>50</text:p>
          </table:table-cell>
          <table:covered-table-cell table:number-columns-repeated="2" table:style-name="ce9"/>
          <table:covered-table-cell table:style-name="ce10"/>
          <table:table-cell table:number-columns-repeated="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5" office:value-type="string" calcext:value-type="string">
            <text:p>Repression</text:p>
          </table:table-cell>
          <table:table-cell table:style-name="ce11" office:value-type="string" calcext:value-type="string">
            <text:p>1 – e^-(sum * time)</text:p>
          </table:table-cell>
          <table:table-cell table:style-name="ce15" office:value-type="string" calcext:value-type="string">
            <text:p>Repression</text:p>
          </table:table-cell>
          <table:table-cell table:style-name="ce15" office:value-type="string" calcext:value-type="string">
            <text:p>Degradation</text:p>
          </table:table-cell>
          <table:table-cell table:style-name="ce15" office:value-type="string" calcext:value-type="string">
            <text:p>Sum</text:p>
          </table:table-cell>
          <table:table-cell table:style-name="ce15" office:value-type="string" calcext:value-type="string">
            <text:p>1 – e^-(sum * time)</text:p>
          </table:table-cell>
          <table:table-cell table:style-name="ce5" office:value-type="string" calcext:value-type="string">
            <text:p>Repression</text:p>
          </table:table-cell>
          <table:table-cell table:style-name="ce15" office:value-type="string" calcext:value-type="string">
            <text:p>Degradation</text:p>
          </table:table-cell>
          <table:table-cell table:style-name="ce15" office:value-type="string" calcext:value-type="string">
            <text:p>Sum</text:p>
          </table:table-cell>
          <table:table-cell table:style-name="ce11" office:value-type="string" calcext:value-type="string">
            <text:p>1 – e^-(sum * time)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0.0349083215796897" calcext:value-type="float">
            <text:p>0.035</text:p>
          </table:table-cell>
          <table:table-cell table:style-name="ce12" table:formula="of:= 1 - [.$N$3]^(-[.B31] * [.$N$4])" office:value-type="float" office:value="0.969524505528386" calcext:value-type="float">
            <text:p>0.970</text:p>
          </table:table-cell>
          <table:table-cell table:style-name="ce16" office:value-type="float" office:value="0.000997767620928932" calcext:value-type="float">
            <text:p>0.0010</text:p>
          </table:table-cell>
          <table:table-cell table:style-name="ce24" office:value-type="float" office:value="0.00226024183843373" calcext:value-type="float">
            <text:p>0.0023</text:p>
          </table:table-cell>
          <table:table-cell table:style-name="ce20" table:formula="of:=[.D31] +[.E31]" office:value-type="float" office:value="0.00325800945936266" calcext:value-type="float">
            <text:p>0.003</text:p>
          </table:table-cell>
          <table:table-cell table:style-name="ce12" table:formula="of:= 1 - [.$N$3]^(-[.F31] * [.$N$4])" office:value-type="float" office:value="0.278051134855039" calcext:value-type="float">
            <text:p>0.278</text:p>
          </table:table-cell>
          <table:table-cell table:style-name="ce16" office:value-type="float" office:value="0.000137346" calcext:value-type="float">
            <text:p>0.0001</text:p>
          </table:table-cell>
          <table:table-cell table:style-name="ce24" office:value-type="float" office:value="0.00635067758225267" calcext:value-type="float">
            <text:p>0.0064</text:p>
          </table:table-cell>
          <table:table-cell table:style-name="ce20" table:formula="of:= [.H31]+[.I31]" office:value-type="float" office:value="0.00648802358225267" calcext:value-type="float">
            <text:p>0.006</text:p>
          </table:table-cell>
          <table:table-cell table:style-name="ce13" table:formula="of:= 1 - [.$N$3]^(-[.J31] * [.$N$4])" office:value-type="float" office:value="0.477328646261847" calcext:value-type="float">
            <text:p>0.47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89609173882518" calcext:value-type="float">
            <text:p>0.029</text:p>
          </table:table-cell>
          <table:table-cell table:formula="of:= 1 - [.$N$3]^(-[.B32] * [.$N$4])" office:value-type="float" office:value="0.944761324150236" calcext:value-type="float">
            <text:p>0.945</text:p>
          </table:table-cell>
          <table:table-cell table:style-name="ce17" office:value-type="float" office:value="0.00100365879250723" calcext:value-type="float">
            <text:p>0.0010</text:p>
          </table:table-cell>
          <table:table-cell table:style-name="ce25" office:value-type="float" office:value="0.00221845643795205" calcext:value-type="float">
            <text:p>0.0022</text:p>
          </table:table-cell>
          <table:table-cell table:style-name="ce21" table:formula="of:=[.D32] +[.E32]" office:value-type="float" office:value="0.00322211523045928" calcext:value-type="float">
            <text:p>0.003</text:p>
          </table:table-cell>
          <table:table-cell table:style-name="ce13" table:formula="of:= 1 - [.$N$3]^(-[.F32] * [.$N$4])" office:value-type="float" office:value="0.275455098560225" calcext:value-type="float">
            <text:p>0.275</text:p>
          </table:table-cell>
          <table:table-cell table:style-name="ce49" office:value-type="float" office:value="0.000137346" calcext:value-type="float">
            <text:p>0.0001</text:p>
          </table:table-cell>
          <table:table-cell table:style-name="ce25" office:value-type="float" office:value="0.00670555084410529" calcext:value-type="float">
            <text:p>0.0067</text:p>
          </table:table-cell>
          <table:table-cell table:style-name="ce21" table:formula="of:= [.H32]+[.I32]" office:value-type="float" office:value="0.00684289684410529" calcext:value-type="float">
            <text:p>0.007</text:p>
          </table:table-cell>
          <table:table-cell table:style-name="ce13" table:formula="of:= 1 - [.$N$3]^(-[.J32] * [.$N$4])" office:value-type="float" office:value="0.495551601861195" calcext:value-type="float">
            <text:p>0.49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42748203908491" calcext:value-type="float">
            <text:p>0.024</text:p>
          </table:table-cell>
          <table:table-cell table:formula="of:= 1 - [.$N$3]^(-[.B33] * [.$N$4])" office:value-type="float" office:value="0.911741228317682" calcext:value-type="float">
            <text:p>0.912</text:p>
          </table:table-cell>
          <table:table-cell table:style-name="ce17" office:value-type="float" office:value="0.00101041853781211" calcext:value-type="float">
            <text:p>0.0010</text:p>
          </table:table-cell>
          <table:table-cell table:style-name="ce25" office:value-type="float" office:value="0.00218051620105565" calcext:value-type="float">
            <text:p>0.0022</text:p>
          </table:table-cell>
          <table:table-cell table:style-name="ce21" table:formula="of:=[.D33] +[.E33]" office:value-type="float" office:value="0.00319093473886776" calcext:value-type="float">
            <text:p>0.003</text:p>
          </table:table-cell>
          <table:table-cell table:style-name="ce13" table:formula="of:= 1 - [.$N$3]^(-[.F33] * [.$N$4])" office:value-type="float" office:value="0.273192406036673" calcext:value-type="float">
            <text:p>0.273</text:p>
          </table:table-cell>
          <table:table-cell table:style-name="ce49" office:value-type="float" office:value="0.000137346" calcext:value-type="float">
            <text:p>0.0001</text:p>
          </table:table-cell>
          <table:table-cell table:style-name="ce25" office:value-type="float" office:value="0.00707778990340884" calcext:value-type="float">
            <text:p>0.0071</text:p>
          </table:table-cell>
          <table:table-cell table:style-name="ce21" table:formula="of:= [.H33]+[.I33]" office:value-type="float" office:value="0.00721513590340884" calcext:value-type="float">
            <text:p>0.007</text:p>
          </table:table-cell>
          <table:table-cell table:style-name="ce13" table:formula="of:= 1 - [.$N$3]^(-[.J33] * [.$N$4])" office:value-type="float" office:value="0.513983952399662" calcext:value-type="float">
            <text:p>0.51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05364366170888" calcext:value-type="float">
            <text:p>0.021</text:p>
          </table:table-cell>
          <table:table-cell table:formula="of:= 1 - [.$N$3]^(-[.B34] * [.$N$4])" office:value-type="float" office:value="0.871733325951358" calcext:value-type="float">
            <text:p>0.872</text:p>
          </table:table-cell>
          <table:table-cell table:style-name="ce17" office:value-type="float" office:value="0.00101813305250687" calcext:value-type="float">
            <text:p>0.0010</text:p>
          </table:table-cell>
          <table:table-cell table:style-name="ce25" office:value-type="float" office:value="0.0021458563890449" calcext:value-type="float">
            <text:p>0.0021</text:p>
          </table:table-cell>
          <table:table-cell table:style-name="ce21" table:formula="of:=[.D34] +[.E34]" office:value-type="float" office:value="0.00316398944155177" calcext:value-type="float">
            <text:p>0.003</text:p>
          </table:table-cell>
          <table:table-cell table:style-name="ce13" table:formula="of:= 1 - [.$N$3]^(-[.F34] * [.$N$4])" office:value-type="float" office:value="0.271231360380433" calcext:value-type="float">
            <text:p>0.271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0746939594178928" calcext:value-type="float">
            <text:p>0.0075</text:p>
          </table:table-cell>
          <table:table-cell table:style-name="ce21" table:formula="of:= [.H34]+[.I34]" office:value-type="float" office:value="0.00760674194178928" calcext:value-type="float">
            <text:p>0.008</text:p>
          </table:table-cell>
          <table:table-cell table:style-name="ce13" table:formula="of:= 1 - [.$N$3]^(-[.J34] * [.$N$4])" office:value-type="float" office:value="0.532648787145159" calcext:value-type="float">
            <text:p>0.53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75202633348671" calcext:value-type="float">
            <text:p>0.018</text:p>
          </table:table-cell>
          <table:table-cell table:formula="of:= 1 - [.$N$3]^(-[.B35] * [.$N$4])" office:value-type="float" office:value="0.826577843165107" calcext:value-type="float">
            <text:p>0.827</text:p>
          </table:table-cell>
          <table:table-cell table:style-name="ce17" office:value-type="float" office:value="0.00102689745236078" calcext:value-type="float">
            <text:p>0.0010</text:p>
          </table:table-cell>
          <table:table-cell table:style-name="ce25" office:value-type="float" office:value="0.00211402208865526" calcext:value-type="float">
            <text:p>0.0021</text:p>
          </table:table-cell>
          <table:table-cell table:style-name="ce21" table:formula="of:=[.D35] +[.E35]" office:value-type="float" office:value="0.00314091954101604" calcext:value-type="float">
            <text:p>0.003</text:p>
          </table:table-cell>
          <table:table-cell table:style-name="ce13" table:formula="of:= 1 - [.$N$3]^(-[.F35] * [.$N$4])" office:value-type="float" office:value="0.269548157451575" calcext:value-type="float">
            <text:p>0.270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0788257542894589" calcext:value-type="float">
            <text:p>0.0079</text:p>
          </table:table-cell>
          <table:table-cell table:style-name="ce21" table:formula="of:= [.H35]+[.I35]" office:value-type="float" office:value="0.00801992142894589" calcext:value-type="float">
            <text:p>0.008</text:p>
          </table:table-cell>
          <table:table-cell table:style-name="ce13" table:formula="of:= 1 - [.$N$3]^(-[.J35] * [.$N$4])" office:value-type="float" office:value="0.551565295062459" calcext:value-type="float">
            <text:p>0.55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0616157005933" calcext:value-type="float">
            <text:p>0.015</text:p>
          </table:table-cell>
          <table:table-cell table:formula="of:= 1 - [.$N$3]^(-[.B36] * [.$N$4])" office:value-type="float" office:value="0.778240466167226" calcext:value-type="float">
            <text:p>0.778</text:p>
          </table:table-cell>
          <table:table-cell table:style-name="ce17" office:value-type="float" office:value="0.00103681749393881" calcext:value-type="float">
            <text:p>0.0010</text:p>
          </table:table-cell>
          <table:table-cell table:style-name="ce25" office:value-type="float" office:value="0.00208464222393301" calcext:value-type="float">
            <text:p>0.0021</text:p>
          </table:table-cell>
          <table:table-cell table:style-name="ce21" table:formula="of:=[.D36] +[.E36]" office:value-type="float" office:value="0.00312145971787182" calcext:value-type="float">
            <text:p>0.003</text:p>
          </table:table-cell>
          <table:table-cell table:style-name="ce13" table:formula="of:= 1 - [.$N$3]^(-[.F36] * [.$N$4])" office:value-type="float" office:value="0.268125327042246" calcext:value-type="float">
            <text:p>0.268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083197842763519" calcext:value-type="float">
            <text:p>0.0083</text:p>
          </table:table-cell>
          <table:table-cell table:style-name="ce21" table:formula="of:= [.H36]+[.I36]" office:value-type="float" office:value="0.0084571302763519" calcext:value-type="float">
            <text:p>0.008</text:p>
          </table:table-cell>
          <table:table-cell table:style-name="ce13" table:formula="of:= 1 - [.$N$3]^(-[.J36] * [.$N$4])" office:value-type="float" office:value="0.570748841796316" calcext:value-type="float">
            <text:p>0.57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30384964901421" calcext:value-type="float">
            <text:p>0.013</text:p>
          </table:table-cell>
          <table:table-cell table:formula="of:= 1 - [.$N$3]^(-[.B37] * [.$N$4])" office:value-type="float" office:value="0.728515364208356" calcext:value-type="float">
            <text:p>0.729</text:p>
          </table:table-cell>
          <table:table-cell table:style-name="ce17" office:value-type="float" office:value="0.00104801163610495" calcext:value-type="float">
            <text:p>0.0010</text:p>
          </table:table-cell>
          <table:table-cell table:style-name="ce25" office:value-type="float" office:value="0.0020574106987609" calcext:value-type="float">
            <text:p>0.0021</text:p>
          </table:table-cell>
          <table:table-cell table:style-name="ce21" table:formula="of:=[.D37] +[.E37]" office:value-type="float" office:value="0.00310542233486585" calcext:value-type="float">
            <text:p>0.003</text:p>
          </table:table-cell>
          <table:table-cell table:style-name="ce13" table:formula="of:= 1 - [.$N$3]^(-[.F37] * [.$N$4])" office:value-type="float" office:value="0.266950649838216" calcext:value-type="float">
            <text:p>0.267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0878377884875055" calcext:value-type="float">
            <text:p>0.0088</text:p>
          </table:table-cell>
          <table:table-cell table:style-name="ce21" table:formula="of:= [.H37]+[.I37]" office:value-type="float" office:value="0.00892112484875055" calcext:value-type="float">
            <text:p>0.009</text:p>
          </table:table-cell>
          <table:table-cell table:style-name="ce13" table:formula="of:= 1 - [.$N$3]^(-[.J37] * [.$N$4])" office:value-type="float" office:value="0.590210858734776" calcext:value-type="float">
            <text:p>0.59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1359333585763" calcext:value-type="float">
            <text:p>0.011</text:p>
          </table:table-cell>
          <table:table-cell table:formula="of:= 1 - [.$N$3]^(-[.B38] * [.$N$4])" office:value-type="float" office:value="0.67887776381749" calcext:value-type="float">
            <text:p>0.679</text:p>
          </table:table-cell>
          <table:table-cell table:style-name="ce17" office:value-type="float" office:value="0.00106061352742918" calcext:value-type="float">
            <text:p>0.0011</text:p>
          </table:table-cell>
          <table:table-cell table:style-name="ce25" office:value-type="float" office:value="0.0020320724706292" calcext:value-type="float">
            <text:p>0.0020</text:p>
          </table:table-cell>
          <table:table-cell table:style-name="ce21" table:formula="of:=[.D38] +[.E38]" office:value-type="float" office:value="0.00309268599805838" calcext:value-type="float">
            <text:p>0.003</text:p>
          </table:table-cell>
          <table:table-cell table:style-name="ce13" table:formula="of:= 1 - [.$N$3]^(-[.F38] * [.$N$4])" office:value-type="float" office:value="0.266016418629366" calcext:value-type="float">
            <text:p>0.266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0927767615528606" calcext:value-type="float">
            <text:p>0.0093</text:p>
          </table:table-cell>
          <table:table-cell table:style-name="ce21" table:formula="of:= [.H38]+[.I38]" office:value-type="float" office:value="0.00941502215528606" calcext:value-type="float">
            <text:p>0.009</text:p>
          </table:table-cell>
          <table:table-cell table:style-name="ce13" table:formula="of:= 1 - [.$N$3]^(-[.J38] * [.$N$4])" office:value-type="float" office:value="0.609958554481073" calcext:value-type="float">
            <text:p>0.61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995455093914652" calcext:value-type="float">
            <text:p>0.010</text:p>
          </table:table-cell>
          <table:table-cell table:formula="of:= 1 - [.$N$3]^(-[.B39] * [.$N$4])" office:value-type="float" office:value="0.630444799279968" calcext:value-type="float">
            <text:p>0.630</text:p>
          </table:table-cell>
          <table:table-cell table:style-name="ce17" office:value-type="float" office:value="0.00107477503004485" calcext:value-type="float">
            <text:p>0.0011</text:p>
          </table:table-cell>
          <table:table-cell table:style-name="ce25" office:value-type="float" office:value="0.00200841310265496" calcext:value-type="float">
            <text:p>0.0020</text:p>
          </table:table-cell>
          <table:table-cell table:style-name="ce21" table:formula="of:=[.D39] +[.E39]" office:value-type="float" office:value="0.00308318813269981" calcext:value-type="float">
            <text:p>0.003</text:p>
          </table:table-cell>
          <table:table-cell table:style-name="ce13" table:formula="of:= 1 - [.$N$3]^(-[.F39] * [.$N$4])" office:value-type="float" office:value="0.265318959696105" calcext:value-type="float">
            <text:p>0.265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0980502604723008" calcext:value-type="float">
            <text:p>0.0098</text:p>
          </table:table-cell>
          <table:table-cell table:style-name="ce21" table:formula="of:= [.H39]+[.I39]" office:value-type="float" office:value="0.00994237204723008" calcext:value-type="float">
            <text:p>0.010</text:p>
          </table:table-cell>
          <table:table-cell table:style-name="ce13" table:formula="of:= 1 - [.$N$3]^(-[.J39] * [.$N$4])" office:value-type="float" office:value="0.62999444778343" calcext:value-type="float">
            <text:p>0.63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877068641695312" calcext:value-type="float">
            <text:p>0.009</text:p>
          </table:table-cell>
          <table:table-cell table:formula="of:= 1 - [.$N$3]^(-[.B40] * [.$N$4])" office:value-type="float" office:value="0.583999450182035" calcext:value-type="float">
            <text:p>0.584</text:p>
          </table:table-cell>
          <table:table-cell table:style-name="ce17" office:value-type="float" office:value="0.00109066992472174" calcext:value-type="float">
            <text:p>0.0011</text:p>
          </table:table-cell>
          <table:table-cell table:style-name="ce25" office:value-type="float" office:value="0.00198625081288959" calcext:value-type="float">
            <text:p>0.0020</text:p>
          </table:table-cell>
          <table:table-cell table:style-name="ce21" table:formula="of:=[.D40] +[.E40]" office:value-type="float" office:value="0.00307692073761133" calcext:value-type="float">
            <text:p>0.003</text:p>
          </table:table-cell>
          <table:table-cell table:style-name="ce13" table:formula="of:= 1 - [.$N$3]^(-[.F40] * [.$N$4])" office:value-type="float" office:value="0.264858361710277" calcext:value-type="float">
            <text:p>0.265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103698989900324" calcext:value-type="float">
            <text:p>0.0104</text:p>
          </table:table-cell>
          <table:table-cell table:style-name="ce21" table:formula="of:= [.H40]+[.I40]" office:value-type="float" office:value="0.0105072449900324" calcext:value-type="float">
            <text:p>0.011</text:p>
          </table:table-cell>
          <table:table-cell table:style-name="ce13" table:formula="of:= 1 - [.$N$3]^(-[.J40] * [.$N$4])" office:value-type="float" office:value="0.650315711807161" calcext:value-type="float">
            <text:p>0.65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776622867228869" calcext:value-type="float">
            <text:p>0.008</text:p>
          </table:table-cell>
          <table:table-cell table:formula="of:= 1 - [.$N$3]^(-[.B41] * [.$N$4])" office:value-type="float" office:value="0.540043296262579" calcext:value-type="float">
            <text:p>0.540</text:p>
          </table:table-cell>
          <table:table-cell table:style-name="ce17" office:value-type="float" office:value="0.00110849848841115" calcext:value-type="float">
            <text:p>0.0011</text:p>
          </table:table-cell>
          <table:table-cell table:style-name="ce25" office:value-type="float" office:value="0.00196543034557452" calcext:value-type="float">
            <text:p>0.0020</text:p>
          </table:table-cell>
          <table:table-cell table:style-name="ce21" table:formula="of:=[.D41] +[.E41]" office:value-type="float" office:value="0.00307392883398567" calcext:value-type="float">
            <text:p>0.003</text:p>
          </table:table-cell>
          <table:table-cell table:style-name="ce13" table:formula="of:= 1 - [.$N$3]^(-[.F41] * [.$N$4])" office:value-type="float" office:value="0.264638381496759" calcext:value-type="float">
            <text:p>0.265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109769940261122" calcext:value-type="float">
            <text:p>0.0110</text:p>
          </table:table-cell>
          <table:table-cell table:style-name="ce21" table:formula="of:= [.H41]+[.I41]" office:value-type="float" office:value="0.0111143400261122" calcext:value-type="float">
            <text:p>0.011</text:p>
          </table:table-cell>
          <table:table-cell table:style-name="ce13" table:formula="of:= 1 - [.$N$3]^(-[.J41] * [.$N$4])" office:value-type="float" office:value="0.670913311732623" calcext:value-type="float">
            <text:p>0.67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690863160245361" calcext:value-type="float">
            <text:p>0.007</text:p>
          </table:table-cell>
          <table:table-cell table:formula="of:= 1 - [.$N$3]^(-[.B42] * [.$N$4])" office:value-type="float" office:value="0.498856706510797" calcext:value-type="float">
            <text:p>0.499</text:p>
          </table:table-cell>
          <table:table-cell table:style-name="ce17" office:value-type="float" office:value="0.00112849319940361" calcext:value-type="float">
            <text:p>0.0011</text:p>
          </table:table-cell>
          <table:table-cell table:style-name="ce25" office:value-type="float" office:value="0.00194581819111408" calcext:value-type="float">
            <text:p>0.0019</text:p>
          </table:table-cell>
          <table:table-cell table:style-name="ce21" table:formula="of:=[.D42] +[.E42]" office:value-type="float" office:value="0.00307431139051769" calcext:value-type="float">
            <text:p>0.003</text:p>
          </table:table-cell>
          <table:table-cell table:style-name="ce13" table:formula="of:= 1 - [.$N$3]^(-[.F42] * [.$N$4])" office:value-type="float" office:value="0.264666512699497" calcext:value-type="float">
            <text:p>0.265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116317730153567" calcext:value-type="float">
            <text:p>0.0116</text:p>
          </table:table-cell>
          <table:table-cell table:style-name="ce21" table:formula="of:= [.H42]+[.I42]" office:value-type="float" office:value="0.0117691190153567" calcext:value-type="float">
            <text:p>0.012</text:p>
          </table:table-cell>
          <table:table-cell table:style-name="ce13" table:formula="of:= 1 - [.$N$3]^(-[.J42] * [.$N$4])" office:value-type="float" office:value="0.691770910621976" calcext:value-type="float">
            <text:p>0.69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617214678487263" calcext:value-type="float">
            <text:p>0.006</text:p>
          </table:table-cell>
          <table:table-cell table:formula="of:= 1 - [.$N$3]^(-[.B43] * [.$N$4])" office:value-type="float" office:value="0.460555146572639" calcext:value-type="float">
            <text:p>0.461</text:p>
          </table:table-cell>
          <table:table-cell table:style-name="ce17" office:value-type="float" office:value="0.00115092591408512" calcext:value-type="float">
            <text:p>0.0012</text:p>
          </table:table-cell>
          <table:table-cell table:style-name="ce25" office:value-type="float" office:value="0.00192729881778392" calcext:value-type="float">
            <text:p>0.0019</text:p>
          </table:table-cell>
          <table:table-cell table:style-name="ce21" table:formula="of:=[.D43] +[.E43]" office:value-type="float" office:value="0.00307822473186905" calcext:value-type="float">
            <text:p>0.003</text:p>
          </table:table-cell>
          <table:table-cell table:style-name="ce13" table:formula="of:= 1 - [.$N$3]^(-[.F43] * [.$N$4])" office:value-type="float" office:value="0.264954217513914" calcext:value-type="float">
            <text:p>0.265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123406293065175" calcext:value-type="float">
            <text:p>0.0123</text:p>
          </table:table-cell>
          <table:table-cell table:style-name="ce21" table:formula="of:= [.H43]+[.I43]" office:value-type="float" office:value="0.0124779753065175" calcext:value-type="float">
            <text:p>0.012</text:p>
          </table:table-cell>
          <table:table-cell table:style-name="ce13" table:formula="of:= 1 - [.$N$3]^(-[.J43] * [.$N$4])" office:value-type="float" office:value="0.71286351230749" calcext:value-type="float">
            <text:p>0.713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553623155987518" calcext:value-type="float">
            <text:p>0.006</text:p>
          </table:table-cell>
          <table:table-cell table:formula="of:= 1 - [.$N$3]^(-[.B44] * [.$N$4])" office:value-type="float" office:value="0.425136806548044" calcext:value-type="float">
            <text:p>0.425</text:p>
          </table:table-cell>
          <table:table-cell table:style-name="ce17" office:value-type="float" office:value="0.00117611698443605" calcext:value-type="float">
            <text:p>0.0012</text:p>
          </table:table-cell>
          <table:table-cell table:style-name="ce25" office:value-type="float" office:value="0.0019097716716647" calcext:value-type="float">
            <text:p>0.0019</text:p>
          </table:table-cell>
          <table:table-cell table:style-name="ce21" table:formula="of:=[.D44] +[.E44]" office:value-type="float" office:value="0.00308588865610075" calcext:value-type="float">
            <text:p>0.003</text:p>
          </table:table-cell>
          <table:table-cell table:style-name="ce13" table:formula="of:= 1 - [.$N$3]^(-[.F44] * [.$N$4])" office:value-type="float" office:value="0.265517335255683" calcext:value-type="float">
            <text:p>0.266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131111019188028" calcext:value-type="float">
            <text:p>0.0131</text:p>
          </table:table-cell>
          <table:table-cell table:style-name="ce21" table:formula="of:= [.H44]+[.I44]" office:value-type="float" office:value="0.0132484479188028" calcext:value-type="float">
            <text:p>0.013</text:p>
          </table:table-cell>
          <table:table-cell table:style-name="ce13" table:formula="of:= 1 - [.$N$3]^(-[.J44] * [.$N$4])" office:value-type="float" office:value="0.734155805158089" calcext:value-type="float">
            <text:p>0.734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498436721192623" calcext:value-type="float">
            <text:p>0.005</text:p>
          </table:table-cell>
          <table:table-cell table:formula="of:= 1 - [.$N$3]^(-[.B45] * [.$N$4])" office:value-type="float" office:value="0.39252044135052" calcext:value-type="float">
            <text:p>0.393</text:p>
          </table:table-cell>
          <table:table-cell table:style-name="ce17" office:value-type="float" office:value="0.00120444696418534" calcext:value-type="float">
            <text:p>0.0012</text:p>
          </table:table-cell>
          <table:table-cell table:style-name="ce25" office:value-type="float" office:value="0.00189314876644902" calcext:value-type="float">
            <text:p>0.0019</text:p>
          </table:table-cell>
          <table:table-cell table:style-name="ce21" table:formula="of:=[.D45] +[.E45]" office:value-type="float" office:value="0.00309759573063436" calcext:value-type="float">
            <text:p>0.003</text:p>
          </table:table-cell>
          <table:table-cell table:style-name="ce13" table:formula="of:= 1 - [.$N$3]^(-[.F45] * [.$N$4])" office:value-type="float" office:value="0.26637669651143" calcext:value-type="float">
            <text:p>0.266</text:p>
          </table:table-cell>
          <table:table-cell table:style-name="ce17" office:value-type="float" office:value="0.000137346" calcext:value-type="float">
            <text:p>0.0001</text:p>
          </table:table-cell>
          <table:table-cell table:style-name="ce25" office:value-type="float" office:value="0.013952150503824" calcext:value-type="float">
            <text:p>0.0140</text:p>
          </table:table-cell>
          <table:table-cell table:style-name="ce21" table:formula="of:= [.H45]+[.I45]" office:value-type="float" office:value="0.014089496503824" calcext:value-type="float">
            <text:p>0.014</text:p>
          </table:table-cell>
          <table:table-cell table:style-name="ce13" table:formula="of:= 1 - [.$N$3]^(-[.J45] * [.$N$4])" office:value-type="float" office:value="0.755600168052175" calcext:value-type="float">
            <text:p>0.75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0.00450317268984967" calcext:value-type="float">
            <text:p>0.005</text:p>
          </table:table-cell>
          <table:table-cell table:style-name="ce14" table:formula="of:= 1 - [.$N$3]^(-[.B46] * [.$N$4])" office:value-type="float" office:value="0.362574134040674" calcext:value-type="float">
            <text:p>0.363</text:p>
          </table:table-cell>
          <table:table-cell table:style-name="ce18" office:value-type="float" office:value="0.00123637181072272" calcext:value-type="float">
            <text:p>0.0012</text:p>
          </table:table-cell>
          <table:table-cell table:style-name="ce26" office:value-type="float" office:value="0.00187735273086402" calcext:value-type="float">
            <text:p>0.0019</text:p>
          </table:table-cell>
          <table:table-cell table:style-name="ce22" table:formula="of:=[.D46] +[.E46]" office:value-type="float" office:value="0.00311372454158673" calcext:value-type="float">
            <text:p>0.003</text:p>
          </table:table-cell>
          <table:table-cell table:style-name="ce14" table:formula="of:= 1 - [.$N$3]^(-[.F46] * [.$N$4])" office:value-type="float" office:value="0.267558990037524" calcext:value-type="float">
            <text:p>0.268</text:p>
          </table:table-cell>
          <table:table-cell table:style-name="ce18" office:value-type="float" office:value="0.000137346" calcext:value-type="float">
            <text:p>0.0001</text:p>
          </table:table-cell>
          <table:table-cell table:style-name="ce26" office:value-type="float" office:value="0.0148745124428159" calcext:value-type="float">
            <text:p>0.0149</text:p>
          </table:table-cell>
          <table:table-cell table:style-name="ce22" table:formula="of:= [.H46]+[.I46]" office:value-type="float" office:value="0.0150118584428159" calcext:value-type="float">
            <text:p>0.015</text:p>
          </table:table-cell>
          <table:table-cell table:style-name="ce14" table:formula="of:= 1 - [.$N$3]^(-[.J46] * [.$N$4])" office:value-type="float" office:value="0.777134301765291" calcext:value-type="float">
            <text:p>0.77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22:58:24.193695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22:19:41.010680410</meta:creation-date>
    <dc:date>2021-04-20T10:59:18.560243865</dc:date>
    <meta:editing-duration>PT16M28S</meta:editing-duration>
    <meta:editing-cycles>4</meta:editing-cycles>
    <meta:generator>LibreOffice/6.4.6.2$Linux_X86_64 LibreOffice_project/40$Build-2</meta:generator>
    <meta:document-statistic meta:table-count="1" meta:cell-count="474" meta:object-count="0"/>
  </office:meta>
</office:document-meta>
</file>